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5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25cm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vertical-align="middle" draw:auto-grow-height="false" fo:min-height="0cm" fo:min-width="0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_32__20_Dots_20_1_20_Dash" svg:stroke-color="#c0c0c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color="#ff0000" draw:fill="solid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2_20_Dots_20_3_20_Dashes"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P7" style:family="paragraph">
      <style:paragraph-properties fo:margin-left="0cm" fo:margin-right="0cm" fo:text-indent="0cm"/>
      <style:text-properties fo:color="#ff0000" fo:font-size="8pt"/>
    </style:style>
    <style:style style:name="P8" style:family="paragraph">
      <style:paragraph-properties fo:margin-left="0cm" fo:margin-right="0cm" fo:text-indent="0cm"/>
      <style:text-properties fo:color="#23ff23"/>
    </style:style>
    <style:style style:name="P9" style:family="paragraph">
      <style:paragraph-properties fo:margin-left="0cm" fo:margin-right="0cm" fo:text-indent="0cm"/>
      <style:text-properties fo:font-size="24pt" fo:font-weight="bold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ize="12pt"/>
    </style:style>
    <style:style style:name="T2" style:family="text">
      <style:text-properties fo:color="#0000ff" fo:font-size="8pt"/>
    </style:style>
    <style:style style:name="T3" style:family="text">
      <style:text-properties fo:font-size="8pt"/>
    </style:style>
    <style:style style:name="T4" style:family="text">
      <style:text-properties fo:color="#ff0000" fo:font-size="8pt"/>
    </style:style>
    <style:style style:name="T5" style:family="text">
      <style:text-properties fo:color="#23ff23"/>
    </style:style>
    <style:style style:name="T6" style:family="text">
      <style:text-properties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id="id14" draw:layer="layout" svg:width="6.5cm" svg:height="1.5cm" svg:x="2.1cm" svg:y="2.8cm">
          <draw:text-box>
            <text:p text:style-name="P1"><text:span text:style-name="T1">HardwareServerMain</text:span><text:span text:style-name="T1"><text:line-break/></text:span><text:span text:style-name="T2">Ler configurações do Hardware</text:span><text:span text:style-name="T2"><text:line-break/></text:span><text:span text:style-name="T2">Arranque do Driver</text:span></text:p>
          </draw:text-box>
        </draw:frame>
        <draw:frame draw:style-name="gr2" draw:text-style-name="P2" draw:id="id1" draw:layer="layout" svg:width="6.5cm" svg:height="1.5cm" svg:x="2.1cm" svg:y="5.3cm">
          <draw:text-box>
            <text:p text:style-name="P1"><text:span text:style-name="T1">GenericSerialPortDriver</text:span><text:span text:style-name="T1"><text:line-break/></text:span><text:span text:style-name="T2">Ler configurações RS232</text:span><text:span text:style-name="T2"><text:line-break/></text:span><text:span text:style-name="T2">Marca informações sobre a porta a ser lida</text:span></text:p>
          </draw:text-box>
        </draw:frame>
        <draw:frame draw:style-name="gr2" draw:text-style-name="P2" draw:id="id2" draw:layer="layout" svg:width="6.5cm" svg:height="1.737cm" svg:x="7.4cm" svg:y="7.3cm">
          <draw:text-box>
            <text:p text:style-name="P1"><text:span text:style-name="T1">SerialsFinder</text:span><text:span text:style-name="T1"><text:line-break/></text:span><text:span text:style-name="T2">Procurar Hardware com o ID definido percorrendo a lista de portas definida na configuração</text:span></text:p>
          </draw:text-box>
        </draw:frame>
        <draw:custom-shape draw:style-name="gr3" draw:text-style-name="P3" draw:id="id10" draw:layer="layout" svg:width="5cm" svg:height="2cm" svg:x="12.9cm" svg:y="1.3cm">
          <text:p text:style-name="P5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id="id11" draw:layer="layout" svg:width="5cm" svg:height="2cm" svg:x="12.9cm" svg:y="3.8cm">
          <text:p text:style-name="P5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4" draw:layer="layout" svg:width="5cm" svg:height="0.747cm" svg:x="12.9cm" svg:y="1.3cm">
          <draw:text-box>
            <text:p text:style-name="P1"><text:span text:style-name="T1">HardwareConfig.XML</text:span></text:p>
          </draw:text-box>
        </draw:frame>
        <draw:frame draw:style-name="gr4" draw:text-style-name="P4" draw:layer="layout" svg:width="5cm" svg:height="0.747cm" svg:x="12.9cm" svg:y="3.8cm">
          <draw:text-box>
            <text:p text:style-name="P1"><text:span text:style-name="T1">Rs232.XML</text:span></text:p>
          </draw:text-box>
        </draw:frame>
        <draw:frame draw:style-name="gr5" draw:text-style-name="P2" draw:id="id3" draw:layer="layout" svg:width="6.5cm" svg:height="1.407cm" svg:x="2.1cm" svg:y="10.153cm">
          <draw:text-box>
            <text:p text:style-name="P1"><text:span text:style-name="T1">AbstractSerialPortDriver</text:span><text:span text:style-name="T1"><text:line-break/></text:span><text:span text:style-name="T2">Recebe comandos externos</text:span><text:span text:style-name="T2"><text:line-break/></text:span><text:span text:style-name="T2">Mantêm os métodos antigos</text:span></text:p>
          </draw:text-box>
        </draw:frame>
        <draw:frame draw:style-name="gr5" draw:text-style-name="P2" draw:id="id4" draw:layer="layout" svg:width="6.5cm" svg:height="1.077cm" svg:x="11.5cm" svg:y="9.553cm">
          <draw:text-box>
            <text:p text:style-name="P1"><text:span text:style-name="T1">BaseSerialIO</text:span><text:span text:style-name="T1"><text:line-break/></text:span><text:span text:style-name="T2">Abre porta série</text:span></text:p>
          </draw:text-box>
        </draw:frame>
        <draw:frame draw:style-name="gr5" draw:text-style-name="P2" draw:id="id5" draw:layer="layout" svg:width="6.5cm" svg:height="1.407cm" svg:x="11.5cm" svg:y="11.4cm">
          <draw:text-box>
            <text:p text:style-name="P1"><text:span text:style-name="T1">SerialPortReader</text:span><text:span text:style-name="T1"><text:line-break/></text:span><text:span text:style-name="T2">Lê stream vinda do Hardware</text:span><text:span text:style-name="T2"><text:line-break/></text:span><text:span text:style-name="T2">Separa a informação por comandos</text:span></text:p>
          </draw:text-box>
        </draw:frame>
        <draw:frame draw:style-name="gr5" draw:text-style-name="P2" draw:id="id8" draw:layer="layout" svg:width="6.5cm" svg:height="1.077cm" svg:x="18.9cm" svg:y="17.153cm">
          <draw:text-box>
            <text:p text:style-name="P1"><text:span text:style-name="T1">HardwareStateMachine</text:span><text:span text:style-name="T1"><text:line-break/></text:span><text:span text:style-name="T2">Estado actual do Hardware</text:span></text:p>
          </draw:text-box>
        </draw:frame>
        <draw:frame draw:style-name="gr5" draw:text-style-name="P2" draw:id="id9" draw:layer="layout" svg:width="6.5cm" svg:height="1.077cm" svg:x="18.9cm" svg:y="18.953cm">
          <draw:text-box>
            <text:p text:style-name="P1"><text:span text:style-name="T1">EventQueue</text:span><text:span text:style-name="T1"><text:line-break/></text:span><text:span text:style-name="T2">Mensagens passadas através do driver</text:span></text:p>
          </draw:text-box>
        </draw:frame>
        <draw:frame draw:style-name="gr5" draw:text-style-name="P2" draw:id="id6" draw:layer="layout" svg:width="6.5cm" svg:height="1.407cm" svg:x="20.3cm" svg:y="10.053cm">
          <draw:text-box>
            <text:p text:style-name="P1"><text:span text:style-name="T1">SerialCommand</text:span><text:span text:style-name="T1"><text:line-break/></text:span><text:span text:style-name="T2">Define um comando e informação agregada a ele</text:span></text:p>
          </draw:text-box>
        </draw:frame>
        <draw:frame draw:style-name="gr5" draw:text-style-name="P2" draw:id="id15" draw:layer="layout" svg:width="6.5cm" svg:height="1.077cm" svg:x="20.3cm" svg:y="11.701cm">
          <draw:text-box>
            <text:p text:style-name="P1"><text:span text:style-name="T1">SerialDataSource</text:span><text:span text:style-name="T1"><text:line-break/></text:span><text:span text:style-name="T2">Dados recebidos a partir do Hardware</text:span></text:p>
          </draw:text-box>
        </draw:frame>
        <draw:connector draw:style-name="gr6" draw:text-style-name="P3" draw:layer="layout" draw:type="curve" svg:x1="8.6cm" svg:y1="6.05cm" svg:x2="10.65cm" svg:y2="7.3cm" draw:start-shape="id1" draw:start-glue-point="1" draw:end-shape="id2" draw:end-glue-point="0">
          <text:p text:style-name="P5"/>
        </draw:connector>
        <draw:custom-shape draw:style-name="gr7" draw:text-style-name="P3" draw:layer="layout" svg:width="1cm" svg:height="1cm" svg:x="14.1cm" svg:y="7.6cm">
          <text:p text:style-name="P5"/>
          <draw:enhanced-geometry svg:viewBox="0 0 21600 21600" draw:text-areas="0 0 21600 21600" draw:type="circular-arrow" draw:modifiers="-154.948313279196 128.55022030736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6" draw:text-style-name="P3" draw:layer="layout" draw:type="curve" draw:line-skew="0.128cm" svg:x1="10.65cm" svg:y1="9.037cm" svg:x2="5.35cm" svg:y2="6.8cm" draw:start-shape="id2" draw:start-glue-point="2" draw:end-shape="id1">
          <text:p text:style-name="P5"/>
        </draw:connector>
        <draw:connector draw:style-name="gr6" draw:text-style-name="P3" draw:layer="layout" draw:type="line" svg:x1="5.35cm" svg:y1="6.8cm" svg:x2="5.35cm" svg:y2="10.153cm" draw:start-shape="id1" draw:end-shape="id3" draw:end-glue-point="0">
          <text:p text:style-name="P5"/>
        </draw:connector>
        <draw:custom-shape draw:style-name="gr7" draw:text-style-name="P3" draw:id="id7" draw:layer="layout" svg:width="1cm" svg:height="1cm" svg:x="18.231cm" svg:y="11.5cm">
          <text:p text:style-name="P5"/>
          <draw:enhanced-geometry svg:viewBox="0 0 21600 21600" draw:text-areas="0 0 21600 21600" draw:type="circular-arrow" draw:modifiers="-154.948313279196 128.55022030736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6" draw:text-style-name="P3" draw:layer="layout" draw:type="curve" svg:x1="8.6cm" svg:y1="10.856cm" svg:x2="11.5cm" svg:y2="10.091cm" draw:start-shape="id3" draw:start-glue-point="1" draw:end-shape="id4" draw:end-glue-point="3">
          <text:p text:style-name="P5"/>
        </draw:connector>
        <draw:connector draw:style-name="gr6" draw:text-style-name="P3" draw:layer="layout" draw:type="curve" svg:x1="14.75cm" svg:y1="10.63cm" svg:x2="14.75cm" svg:y2="11.4cm" draw:start-shape="id4" draw:start-glue-point="2" draw:end-shape="id5" draw:end-glue-point="0">
          <text:p text:style-name="P5"/>
        </draw:connector>
        <draw:connector draw:style-name="gr8" draw:text-style-name="P3" draw:layer="layout" draw:type="line" svg:x1="20.3cm" svg:y1="10.756cm" svg:x2="18.731cm" svg:y2="11.5cm" draw:start-shape="id6" draw:start-glue-point="3" draw:end-shape="id7" draw:end-glue-point="0">
          <text:p text:style-name="P5"/>
        </draw:connector>
        <draw:connector draw:style-name="gr6" draw:text-style-name="P3" draw:layer="layout" draw:type="line" svg:x1="22.15cm" svg:y1="18.23cm" svg:x2="22.15cm" svg:y2="18.953cm" draw:start-shape="id8" draw:start-glue-point="2" draw:end-shape="id9" draw:end-glue-point="0">
          <text:p text:style-name="P5"/>
        </draw:connector>
        <draw:connector draw:style-name="gr9" draw:text-style-name="P3" draw:layer="layout" draw:type="line" svg:x1="12.9cm" svg:y1="2.299cm" svg:x2="8.626cm" svg:y2="5.965cm" draw:start-shape="id10" draw:start-glue-point="5">
          <text:p text:style-name="P5"/>
        </draw:connector>
        <draw:connector draw:style-name="gr9" draw:text-style-name="P3" draw:layer="layout" draw:type="line" svg:x1="12.9cm" svg:y1="4.799cm" svg:x2="8.8cm" svg:y2="6.486cm" draw:start-shape="id11" draw:start-glue-point="5">
          <text:p text:style-name="P5"/>
        </draw:connector>
        <draw:frame draw:style-name="gr5" draw:text-style-name="P2" draw:id="id12" draw:layer="layout" svg:width="6.5cm" svg:height="2.067cm" svg:x="15.5cm" svg:y="13.953cm">
          <draw:text-box>
            <text:p text:style-name="P1"><text:span text:style-name="T1">« CommandHandler »</text:span><text:span text:style-name="T1"><text:line-break/></text:span><text:span text:style-name="T2">Identifica o comando e valida pelo estado</text:span><text:span text:style-name="T2"><text:line-break/></text:span><text:span text:style-name="T2">Aplica as funções transferência</text:span><text:span text:style-name="T2"><text:line-break/></text:span><text:span text:style-name="T2">Dispara a máquina de estados</text:span><text:span text:style-name="T2"><text:line-break/></text:span><text:span text:style-name="T2">Despacha os dados</text:span></text:p>
          </draw:text-box>
        </draw:frame>
        <draw:connector draw:style-name="gr6" draw:text-style-name="P3" draw:layer="layout" draw:type="line" svg:x1="18.731cm" svg:y1="12.5cm" svg:x2="18.75cm" svg:y2="13.953cm" draw:start-shape="id7" draw:start-glue-point="2" draw:end-shape="id12" draw:end-glue-point="0">
          <text:p text:style-name="P5"/>
        </draw:connector>
        <draw:connector draw:style-name="gr6" draw:text-style-name="P3" draw:layer="layout" draw:type="curve" svg:x1="18.75cm" svg:y1="16.02cm" svg:x2="22.15cm" svg:y2="17.153cm" draw:start-shape="id12" draw:start-glue-point="2" draw:end-shape="id8" draw:end-glue-point="0">
          <text:p text:style-name="P5"/>
        </draw:connector>
        <draw:frame draw:style-name="gr5" draw:text-style-name="P2" draw:id="id13" draw:layer="layout" svg:width="6.5cm" svg:height="1.077cm" svg:x="6.9cm" svg:y="14.454cm">
          <draw:text-box>
            <text:p text:style-name="P1"><text:span text:style-name="T1">TransferFunction</text:span><text:span text:style-name="T1"><text:line-break/></text:span><text:span text:style-name="T2">HashMap com funções transferência</text:span></text:p>
          </draw:text-box>
        </draw:frame>
        <draw:connector draw:style-name="gr8" draw:text-style-name="P3" draw:layer="layout" draw:type="line" svg:x1="15.5cm" svg:y1="14.986cm" svg:x2="13.4cm" svg:y2="14.992cm" draw:start-shape="id12" draw:start-glue-point="3" draw:end-shape="id13" draw:end-glue-point="1">
          <text:p text:style-name="P5"/>
        </draw:connector>
        <draw:connector draw:style-name="gr6" draw:text-style-name="P3" draw:layer="layout" draw:type="line" svg:x1="5.35cm" svg:y1="4.3cm" svg:x2="5.35cm" svg:y2="5.3cm" draw:start-shape="id14" draw:start-glue-point="2" draw:end-shape="id1" draw:end-glue-point="0">
          <text:p text:style-name="P5"/>
        </draw:connector>
        <draw:frame draw:style-name="gr4" draw:text-style-name="P6" draw:layer="layout" svg:width="2cm" svg:height="0.581cm" svg:x="14.044cm" svg:y="7.844cm">
          <draw:text-box>
            <text:p text:style-name="P5"><text:span text:style-name="T3">LOOP</text:span></text:p>
          </draw:text-box>
        </draw:frame>
        <draw:frame draw:style-name="gr4" draw:text-style-name="P6" draw:layer="layout" svg:width="2cm" svg:height="0.581cm" svg:x="18.116cm" svg:y="11.745cm">
          <draw:text-box>
            <text:p text:style-name="P5"><text:span text:style-name="T3">LOOP</text:span></text:p>
          </draw:text-box>
        </draw:frame>
        <draw:frame draw:style-name="gr10" draw:text-style-name="P7" draw:layer="layout" svg:width="4.5cm" svg:height="0.911cm" svg:x="13.7cm" svg:y="4.576cm">
          <draw:text-box>
            <text:p text:style-name="P5"><text:span text:style-name="T4">Leitura a partir do ficheiro</text:span><text:span text:style-name="T4"><text:line-break/></text:span><text:span text:style-name="T4">Validação dos dados lidos</text:span></text:p>
          </draw:text-box>
        </draw:frame>
        <draw:frame draw:style-name="gr10" draw:text-style-name="P7" draw:layer="layout" svg:width="5.093cm" svg:height="0.911cm" svg:x="0.1cm" svg:y="6.659cm">
          <draw:text-box>
            <text:p text:style-name="P5"><text:span text:style-name="T4">Definir configurações do driver</text:span><text:span text:style-name="T4"><text:line-break/></text:span><text:span text:style-name="T4">Usar as config. de Hardware do Xml</text:span></text:p>
          </draw:text-box>
        </draw:frame>
        <draw:frame draw:style-name="gr10" draw:text-style-name="P7" draw:layer="layout" svg:width="4.9cm" svg:height="0.911cm" svg:x="13.5cm" svg:y="15.919cm">
          <draw:text-box>
            <text:p text:style-name="P5"><text:span text:style-name="T4">Compreender novos comandos</text:span><text:span text:style-name="T4"><text:line-break/></text:span><text:span text:style-name="T4">Aplicação das f. tranferencia</text:span></text:p>
          </draw:text-box>
        </draw:frame>
        <draw:frame draw:style-name="gr10" draw:text-style-name="P7" draw:layer="layout" svg:width="4.9cm" svg:height="0.581cm" svg:x="5.6cm" svg:y="15.444cm">
          <draw:text-box>
            <text:p text:style-name="P5"><text:span text:style-name="T4">Nova classe</text:span></text:p>
          </draw:text-box>
        </draw:frame>
        <draw:frame draw:style-name="gr10" draw:text-style-name="P7" draw:layer="layout" svg:width="6cm" svg:height="0.581cm" svg:x="21.5cm" svg:y="9.573cm">
          <draw:text-box>
            <text:p text:style-name="P5"><text:span text:style-name="T4">Comandos são definidos num enumerado</text:span></text:p>
          </draw:text-box>
        </draw:frame>
        <draw:frame draw:style-name="gr10" draw:text-style-name="P7" draw:layer="layout" svg:width="5.5cm" svg:height="0.911cm" svg:x="10cm" svg:y="12.72cm">
          <draw:text-box>
            <text:p text:style-name="P5"><text:span text:style-name="T4">Interpretar comandos pelas 3 letras</text:span><text:span text:style-name="T4"><text:line-break/></text:span><text:span text:style-name="T4">Interpreta dados binários</text:span></text:p>
          </draw:text-box>
        </draw:frame>
        <draw:frame draw:style-name="gr10" draw:text-style-name="P7" draw:layer="layout" svg:width="4.9cm" svg:height="0.581cm" svg:x="14.6cm" svg:y="9.075cm">
          <draw:text-box>
            <text:p text:style-name="P5"><text:span text:style-name="T4">Aplicar configurações</text:span></text:p>
          </draw:text-box>
        </draw:frame>
        <draw:frame draw:style-name="gr10" draw:text-style-name="P7" draw:layer="layout" svg:width="5.258cm" svg:height="0.911cm" svg:x="0.7cm" svg:y="11.5cm">
          <draw:text-box>
            <text:p text:style-name="P5"><text:span text:style-name="T4">Os métodos antigos devem ser mantidos o mais funcionais possível</text:span></text:p>
          </draw:text-box>
        </draw:frame>
        <draw:frame draw:style-name="gr10" draw:text-style-name="P7" draw:layer="layout" svg:width="5.4cm" svg:height="0.911cm" svg:x="22.3cm" svg:y="19.944cm">
          <draw:text-box>
            <text:p text:style-name="P5"><text:span text:style-name="T4">Estancar o EventQueue para evitar storming de eventos</text:span></text:p>
          </draw:text-box>
        </draw:frame>
        <draw:line draw:style-name="gr11" draw:text-style-name="P3" draw:layer="layout" svg:x1="4cm" svg:y1="21cm" svg:x2="28cm" svg:y2="14.5cm">
          <text:p text:style-name="P5"/>
        </draw:line>
        <draw:frame draw:style-name="gr4" draw:text-style-name="P8" draw:layer="layout" svg:width="3.5cm" svg:height="0.988cm" svg:x="9cm" svg:y="19.8cm">
          <draw:text-box>
            <text:p text:style-name="P1"><text:span text:style-name="T5">ReC DOM</text:span></text:p>
          </draw:text-box>
        </draw:frame>
        <draw:frame draw:style-name="gr10" draw:text-style-name="P7" draw:layer="layout" svg:width="4.9cm" svg:height="0.911cm" svg:x="12.124cm" svg:y="6.504cm">
          <draw:text-box>
            <text:p text:style-name="P5"><text:span text:style-name="T4">Procura pelo ID definido</text:span><text:span text:style-name="T4"><text:line-break/></text:span><text:span text:style-name="T4">apenas nas portas definidas</text:span></text:p>
          </draw:text-box>
        </draw:frame>
        <draw:connector draw:style-name="gr6" draw:text-style-name="P3" draw:layer="layout" draw:type="curve" svg:x1="22cm" svg:y1="14.986cm" svg:x2="23.55cm" svg:y2="12.778cm" draw:start-shape="id12" draw:start-glue-point="1" draw:end-shape="id15" draw:end-glue-point="2">
          <text:p text:style-name="P5"/>
        </draw:connector>
        <draw:frame draw:style-name="gr4" draw:text-style-name="P9" draw:layer="layout" svg:width="28cm" svg:height="1.237cm" svg:x="0cm" svg:y="0cm">
          <draw:text-box>
            <text:p text:style-name="P1"><text:span text:style-name="T6">DIAGRAMA DE EXECUÇÃO DO DRIVER</text:span></text:p>
          </draw:text-box>
        </draw:frame>
        <draw:frame draw:style-name="gr10" draw:text-style-name="P7" draw:layer="layout" svg:width="5.4cm" svg:height="0.911cm" svg:x="22.327cm" svg:y="18.099cm">
          <draw:text-box>
            <text:p text:style-name="P5"><text:span text:style-name="T4">Estado têm de prever as novas intrucções para o Hardware</text:span></text:p>
          </draw:text-box>
        </draw:frame>
        <presentation:notes draw:style-name="dp2">
          <draw:page-thumbnail draw:style-name="gr12" draw:layer="layout" svg:width="14.848cm" svg:height="11.135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GB" style:font-family-asian="'DejaVu Sans Condensed'" style:font-family-generic-asian="system" style:font-pitch-asian="variable" style:font-size-asian="24pt" style:language-asian="zxx" style:country-asian="none" style:font-family-complex="'DejaVu Sans Condensed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9-03-25T15:07:54</meta:creation-date>
    <dc:date>2009-04-04T02:03:14</dc:date>
    <dc:language>en-GB</dc:language>
    <meta:editing-cycles>5</meta:editing-cycles>
    <meta:editing-duration>PT10H4M38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